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</office:font-face-decls>
  <office:automatic-styles>
    <style:style style:name="P1" style:family="paragraph" style:parent-style-name="normal">
      <style:text-properties fo:font-size="12pt" style:font-size-asian="12pt" style:font-size-complex="12pt"/>
    </style:style>
    <style:style style:name="P2" style:family="paragraph" style:parent-style-name="normal">
      <style:text-properties fo:font-size="12pt" officeooo:paragraph-rsid="0035e996" style:font-size-asian="12pt" style:font-size-complex="12pt"/>
    </style:style>
    <style:style style:name="P3" style:family="paragraph" style:parent-style-name="normal">
      <style:text-properties fo:font-size="12pt" officeooo:rsid="0038d4c8" officeooo:paragraph-rsid="0038d4c8" style:font-size-asian="12pt" style:font-size-complex="12pt"/>
    </style:style>
    <style:style style:name="P4" style:family="paragraph" style:parent-style-name="normal">
      <style:text-properties fo:font-size="14pt" fo:font-weight="bold" style:font-size-asian="14pt" style:font-weight-asian="bold" style:font-size-complex="14pt"/>
    </style:style>
    <style:style style:name="P5" style:family="paragraph" style:parent-style-name="normal">
      <style:text-properties fo:font-size="14pt" fo:font-weight="bold" officeooo:rsid="003d7f66" officeooo:paragraph-rsid="003d7f66" style:font-size-asian="14pt" style:font-weight-asian="bold" style:font-size-complex="14pt" style:font-weight-complex="bold"/>
    </style:style>
    <style:style style:name="P6" style:family="paragraph" style:parent-style-name="normal">
      <style:paragraph-properties fo:break-before="auto" fo:break-after="auto"/>
    </style:style>
    <style:style style:name="P7" style:family="paragraph" style:parent-style-name="normal">
      <style:paragraph-properties fo:break-before="auto" fo:break-after="auto"/>
      <style:text-properties fo:font-size="14pt" fo:font-weight="bold" style:font-size-asian="14pt" style:font-weight-asian="bold" style:font-size-complex="14pt"/>
    </style:style>
    <style:style style:name="P8" style:family="paragraph" style:parent-style-name="normal">
      <style:paragraph-properties fo:orphans="2" fo:widows="2" fo:break-before="auto" fo:break-after="auto"/>
    </style:style>
    <style:style style:name="P9" style:family="paragraph" style:parent-style-name="normal">
      <style:paragraph-properties fo:break-before="auto" fo:break-after="auto"/>
      <style:text-properties fo:font-size="12pt" style:font-size-asian="12pt" style:font-size-complex="12pt"/>
    </style:style>
    <style:style style:name="P10" style:family="paragraph" style:parent-style-name="normal">
      <style:paragraph-properties fo:break-before="auto" fo:break-after="auto"/>
      <style:text-properties fo:font-size="12pt" officeooo:rsid="003773b9" officeooo:paragraph-rsid="003773b9" style:font-size-asian="12pt" style:font-size-complex="12pt"/>
    </style:style>
    <style:style style:name="P11" style:family="paragraph" style:parent-style-name="normal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officeooo:paragraph-rsid="0030d7e7"/>
    </style:style>
    <style:style style:name="P12" style:family="paragraph" style:parent-style-name="normal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5e996" officeooo:paragraph-rsid="0035e996" style:font-size-asian="12pt" style:font-weight-asian="normal" style:font-size-complex="12pt" style:font-weight-complex="normal"/>
    </style:style>
    <style:style style:name="P13" style:family="paragraph" style:parent-style-name="normal">
      <loext:graphic-properties draw:fill="none"/>
      <style:paragraph-properties fo:margin-top="0in" fo:margin-bottom="0in" loext:contextual-spacing="false" fo:line-height="115%" fo:text-align="start" style:justify-single-word="false" fo:orphans="0" fo:widows="0" fo:break-before="auto" fo:break-after="auto" fo:background-color="transparent" style:writing-mode="lr-tb"/>
      <style:text-properties fo:font-size="12pt" fo:font-weight="normal" officeooo:rsid="0035e996" officeooo:paragraph-rsid="0035e996" style:font-size-asian="12pt" style:font-weight-asian="normal" style:font-size-complex="12pt" style:font-weight-complex="normal"/>
    </style:style>
    <style:style style:name="P14" style:family="paragraph" style:parent-style-name="normal" style:master-page-name="Standard">
      <style:paragraph-properties style:page-number="1" fo:break-before="auto" fo:break-after="auto"/>
      <style:text-properties fo:font-size="14pt" fo:font-weight="bold" style:font-size-asian="14pt" style:font-weight-asian="bold" style:font-size-complex="14pt"/>
    </style:style>
    <style:style style:name="P15" style:family="paragraph" style:parent-style-name="normal" style:list-style-name="L1">
      <style:text-properties fo:font-size="12pt" officeooo:rsid="0038d4c8" officeooo:paragraph-rsid="0038d4c8" style:font-size-asian="12pt" style:font-size-complex="12pt"/>
    </style:style>
    <style:style style:name="P16" style:family="paragraph" style:parent-style-name="normal" style:list-style-name="L3">
      <style:text-properties fo:font-size="12pt" officeooo:rsid="003d7f66" officeooo:paragraph-rsid="003d7f66" style:font-size-asian="12pt" style:font-size-complex="12pt"/>
    </style:style>
    <style:style style:name="P17" style:family="paragraph" style:parent-style-name="normal">
      <style:text-properties fo:font-size="12pt" fo:font-weight="normal" officeooo:rsid="0035e996" officeooo:paragraph-rsid="003f0bc5" style:font-size-asian="12pt" style:font-weight-asian="normal" style:font-size-complex="12pt" style:font-weight-complex="normal"/>
    </style:style>
    <style:style style:name="P18" style:family="paragraph" style:parent-style-name="normal" style:list-style-name="L3">
      <style:text-properties fo:font-size="14pt" fo:font-weight="bold" officeooo:rsid="003f0bc5" officeooo:paragraph-rsid="003f0bc5" style:font-size-asian="14pt" style:font-weight-asian="bold" style:font-size-complex="14pt"/>
    </style:style>
    <style:style style:name="P19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rsid="0035e996" officeooo:paragraph-rsid="0035e996" style:font-size-asian="12pt" style:font-size-complex="12pt"/>
    </style:style>
    <style:style style:name="P20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paragraph-rsid="00312863" style:font-size-asian="12pt" style:font-size-complex="12pt"/>
    </style:style>
    <style:style style:name="P21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paragraph-rsid="00246511" style:font-size-asian="12pt" style:font-size-complex="12pt"/>
    </style:style>
    <style:style style:name="P22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rsid="002191fe" officeooo:paragraph-rsid="002191fe" style:font-size-asian="12pt" style:font-size-complex="12pt"/>
    </style:style>
    <style:style style:name="P23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rsid="001f42ae" officeooo:paragraph-rsid="00312863" style:font-size-asian="12pt" style:font-size-complex="12pt"/>
    </style:style>
    <style:style style:name="P24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rsid="00246511" officeooo:paragraph-rsid="00246511" style:font-size-asian="12pt" style:font-size-complex="12pt"/>
    </style:style>
    <style:style style:name="P25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rsid="0030d7e7" officeooo:paragraph-rsid="0030d7e7" style:font-size-asian="12pt" style:font-size-complex="12pt"/>
    </style:style>
    <style:style style:name="P26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rsid="003e9610" officeooo:paragraph-rsid="003e9610" style:font-size-asian="12pt" style:font-size-complex="12pt"/>
    </style:style>
    <style:style style:name="P27" style:family="paragraph" style:parent-style-name="normal" style:list-style-name="WWNum2">
      <style:paragraph-properties fo:margin-left="0.5in" fo:margin-right="0in" fo:text-indent="-0.25in" style:auto-text-indent="false"/>
      <style:text-properties fo:font-size="12pt" style:text-underline-style="none" officeooo:rsid="003cf946" officeooo:paragraph-rsid="003cf946" style:font-size-asian="12pt" style:font-size-complex="12pt"/>
    </style:style>
    <style:style style:name="P28" style:family="paragraph" style:parent-style-name="normal" style:list-style-name="WWNum2">
      <style:paragraph-properties fo:margin-left="0.5in" fo:margin-right="0in" fo:text-indent="-0.25in" style:auto-text-indent="false"/>
      <style:text-properties fo:font-size="12pt" style:text-underline-style="none" officeooo:rsid="003cf946" officeooo:paragraph-rsid="003e9610" style:font-size-asian="12pt" style:font-size-complex="12pt"/>
    </style:style>
    <style:style style:name="P29" style:family="paragraph" style:parent-style-name="normal" style:list-style-name="WWNum2">
      <style:paragraph-properties fo:margin-left="0.5in" fo:margin-right="0in" fo:text-indent="-0.25in" style:auto-text-indent="false"/>
      <style:text-properties fo:font-size="12pt" style:text-underline-style="none" officeooo:rsid="003773b9" officeooo:paragraph-rsid="003cf946" style:font-size-asian="12pt" style:font-size-complex="12pt"/>
    </style:style>
    <style:style style:name="P30" style:family="paragraph" style:parent-style-name="normal" style:list-style-name="WWNum2">
      <style:paragraph-properties fo:margin-left="0.5in" fo:margin-right="0in" fo:text-indent="-0.25in" style:auto-text-indent="false"/>
      <style:text-properties fo:font-size="12pt" style:text-underline-style="none" officeooo:rsid="003773b9" officeooo:paragraph-rsid="003773b9" style:font-size-asian="12pt" style:font-size-complex="12pt"/>
    </style:style>
    <style:style style:name="P31" style:family="paragraph" style:parent-style-name="normal" style:list-style-name="WWNum2">
      <style:paragraph-properties fo:margin-left="0.5in" fo:margin-right="0in" fo:text-indent="-0.25in" style:auto-text-indent="false"/>
      <style:text-properties officeooo:paragraph-rsid="00246511"/>
    </style:style>
    <style:style style:name="P32" style:family="paragraph" style:parent-style-name="normal" style:list-style-name="WWNum2">
      <style:paragraph-properties fo:margin-left="0.5in" fo:margin-right="0in" fo:text-indent="-0.25in" style:auto-text-indent="false"/>
      <style:text-properties officeooo:paragraph-rsid="003af634"/>
    </style:style>
    <style:style style:name="P33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2pt" officeooo:paragraph-rsid="00246511" style:font-size-asian="12pt" style:font-size-complex="12pt"/>
    </style:style>
    <style:style style:name="P34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2pt" officeooo:rsid="00246511" officeooo:paragraph-rsid="003e9610" style:font-size-asian="12pt" style:font-size-complex="12pt"/>
    </style:style>
    <style:style style:name="P35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1f7601" officeooo:paragraph-rsid="0030d7e7" style:font-size-asian="12pt" style:font-size-complex="12pt"/>
    </style:style>
    <style:style style:name="P36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30d7e7" officeooo:paragraph-rsid="0030d7e7" style:font-size-asian="12pt" style:font-size-complex="12pt"/>
    </style:style>
    <style:style style:name="P37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246511" officeooo:paragraph-rsid="0030d7e7" style:font-size-asian="12pt" style:font-size-complex="12pt"/>
    </style:style>
    <style:style style:name="P38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246511" officeooo:paragraph-rsid="00312863" style:font-size-asian="12pt" style:font-size-complex="12pt"/>
    </style:style>
    <style:style style:name="P39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style:text-underline-style="none" officeooo:rsid="002f7daf" officeooo:paragraph-rsid="0038740c" style:font-size-asian="12pt" style:font-size-complex="12pt"/>
    </style:style>
    <style:style style:name="P40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reak-before="auto" fo:break-after="auto" fo:background-color="transparent" style:writing-mode="lr-tb"/>
      <style:text-properties fo:font-size="12pt" officeooo:rsid="00246511" officeooo:paragraph-rsid="002a9f38" style:font-size-asian="12pt" style:font-size-complex="12pt"/>
    </style:style>
    <style:style style:name="P41" style:family="paragraph" style:parent-style-name="normal" style:list-style-name="WWNum2">
      <style:paragraph-properties fo:margin-left="0in" fo:margin-right="0in" fo:text-indent="0in" style:auto-text-indent="false"/>
      <style:text-properties fo:font-size="12pt" officeooo:rsid="002191fe" officeooo:paragraph-rsid="0035e996" style:font-size-asian="12pt" style:font-size-complex="12pt"/>
    </style:style>
    <style:style style:name="P42" style:family="paragraph" style:parent-style-name="normal">
      <style:paragraph-properties fo:margin-left="0in" fo:margin-right="0in" fo:text-indent="0in" style:auto-text-indent="false"/>
      <style:text-properties fo:font-size="12pt" officeooo:paragraph-rsid="003773b9" style:font-size-asian="12pt" style:font-size-complex="12pt"/>
    </style:style>
    <style:style style:name="P43" style:family="paragraph" style:parent-style-name="normal" style:list-style-name="WWNum2">
      <style:paragraph-properties fo:margin-left="0in" fo:margin-right="0in" fo:text-indent="0in" style:auto-text-indent="false" fo:break-before="auto" fo:break-after="auto"/>
      <style:text-properties fo:font-size="12pt" style:text-underline-style="none" officeooo:paragraph-rsid="001f42ae" style:font-size-asian="12pt" style:font-size-complex="12pt"/>
    </style:style>
    <style:style style:name="P44" style:family="paragraph" style:parent-style-name="normal" style:list-style-name="WWNum2">
      <loext:graphic-properties draw:fill="none"/>
      <style:paragraph-properties fo:margin-left="1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1f42ae" officeooo:paragraph-rsid="00312863" style:font-size-asian="12pt" style:font-size-complex="12pt"/>
    </style:style>
    <style:style style:name="P45" style:family="paragraph" style:parent-style-name="normal" style:list-style-name="WWNum2">
      <loext:graphic-properties draw:fill="none"/>
      <style:paragraph-properties fo:margin-left="1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2f7daf" officeooo:paragraph-rsid="00312863" style:font-size-asian="12pt" style:font-size-complex="12pt"/>
    </style:style>
    <style:style style:name="P46" style:family="paragraph" style:parent-style-name="normal" style:list-style-name="L2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0d7e7" officeooo:paragraph-rsid="0030d7e7" style:font-size-asian="12pt" style:font-weight-asian="normal" style:font-size-complex="12pt" style:font-weight-complex="normal"/>
    </style:style>
    <style:style style:name="P47" style:family="paragraph" style:parent-style-name="normal" style:list-style-name="L2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0d7e7" officeooo:paragraph-rsid="003f0bc5" style:font-size-asian="12pt" style:font-weight-asian="normal" style:font-size-complex="12pt" style:font-weight-complex="normal"/>
    </style:style>
    <style:style style:name="P48" style:family="paragraph" style:parent-style-name="normal" style:list-style-name="L2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cf946" officeooo:paragraph-rsid="003cf946" style:font-size-asian="12pt" style:font-weight-asian="normal" style:font-size-complex="12pt" style:font-weight-complex="normal"/>
    </style:style>
    <style:style style:name="P49" style:family="paragraph" style:parent-style-name="normal" style:list-style-name="L2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12863" officeooo:paragraph-rsid="00312863" style:font-size-asian="12pt" style:font-weight-asian="normal" style:font-size-complex="12pt" style:font-weight-complex="normal"/>
    </style:style>
    <style:style style:name="P50" style:family="paragraph" style:parent-style-name="normal" style:list-style-name="L2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5e996" officeooo:paragraph-rsid="0035e996" style:font-size-asian="12pt" style:font-weight-asian="normal" style:font-size-complex="12pt" style:font-weight-complex="normal"/>
    </style:style>
    <style:style style:name="P51" style:family="paragraph" style:parent-style-name="normal" style:list-style-name="L4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5e996" officeooo:paragraph-rsid="003f0bc5" style:font-size-asian="12pt" style:font-weight-asian="normal" style:font-size-complex="12pt" style:font-weight-complex="normal"/>
    </style:style>
    <style:style style:name="P52" style:family="paragraph" style:parent-style-name="normal" style:list-style-name="L4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f0bc5" officeooo:paragraph-rsid="003f0bc5" style:font-size-asian="12pt" style:font-weight-asian="normal" style:font-size-complex="12pt" style:font-weight-complex="normal"/>
    </style:style>
    <style:style style:name="P53" style:family="paragraph" style:parent-style-name="normal" style:list-style-name="L3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f0bc5" officeooo:paragraph-rsid="003f0bc5" style:font-size-asian="12pt" style:font-weight-asian="normal" style:font-size-complex="12pt" style:font-weight-complex="normal"/>
    </style:style>
    <style:style style:name="P54" style:family="paragraph" style:parent-style-name="normal" style:list-style-name="L4">
      <loext:graphic-properties draw:fill="none"/>
      <style:paragraph-properties fo:margin-top="0in" fo:margin-bottom="0in" loext:contextual-spacing="false" fo:line-height="115%" fo:text-align="start" style:justify-single-word="false" fo:orphans="0" fo:widows="0" fo:break-before="auto" fo:break-after="auto" fo:background-color="transparent" style:writing-mode="lr-tb"/>
      <style:text-properties fo:font-size="12pt" fo:font-weight="normal" officeooo:rsid="003f0bc5" officeooo:paragraph-rsid="003f0bc5" style:font-size-asian="12pt" style:font-weight-asian="normal" style:font-size-complex="12pt" style:font-weight-complex="normal"/>
    </style:style>
    <style:style style:name="P55" style:family="paragraph" style:parent-style-name="normal" style:list-style-name="L3">
      <loext:graphic-properties draw:fill="none"/>
      <style:paragraph-properties fo:margin-top="0in" fo:margin-bottom="0in" loext:contextual-spacing="false" fo:line-height="115%" fo:text-align="start" style:justify-single-word="false" fo:orphans="0" fo:widows="0" fo:break-before="auto" fo:break-after="auto" fo:background-color="transparent" style:writing-mode="lr-tb"/>
      <style:text-properties fo:font-size="12pt" fo:font-weight="normal" officeooo:rsid="003f0bc5" officeooo:paragraph-rsid="003f0bc5" style:font-size-asian="12pt" style:font-weight-asian="normal" style:font-size-complex="12pt" style:font-weight-complex="normal"/>
    </style:style>
    <style:style style:name="T1" style:family="text">
      <style:text-properties fo:font-size="9pt" style:text-underline-style="none" officeooo:rsid="003773b9" style:font-size-asian="9pt" style:font-size-complex="9pt"/>
    </style:style>
    <style:style style:name="T2" style:family="text">
      <style:text-properties fo:font-size="9pt" style:text-underline-style="none" officeooo:rsid="003af634" style:font-size-asian="9pt" style:font-size-complex="9pt"/>
    </style:style>
    <style:style style:name="T3" style:family="text">
      <style:text-properties officeooo:rsid="00246511"/>
    </style:style>
    <style:style style:name="T4" style:family="text">
      <style:text-properties officeooo:rsid="002191fe"/>
    </style:style>
    <style:style style:name="T5" style:family="text">
      <style:text-properties officeooo:rsid="002f7daf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f7daf"/>
    </style:style>
    <style:style style:name="T8" style:family="text">
      <style:text-properties style:text-underline-style="none" officeooo:rsid="00312863"/>
    </style:style>
    <style:style style:name="T9" style:family="text">
      <style:text-properties officeooo:rsid="0030d7e7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officeooo:rsid="0030d7e7" style:font-size-asian="14pt" style:font-weight-asian="bold" style:font-size-complex="14pt"/>
    </style:style>
    <style:style style:name="T12" style:family="text">
      <style:text-properties fo:font-size="14pt" fo:font-weight="bold" officeooo:rsid="003cf946" style:font-size-asian="14pt" style:font-weight-asian="bold" style:font-size-complex="14pt"/>
    </style:style>
    <style:style style:name="T13" style:family="text">
      <style:text-properties officeooo:rsid="00312863"/>
    </style:style>
    <style:style style:name="T14" style:family="text">
      <style:text-properties fo:font-size="12pt" officeooo:rsid="00246511" style:font-size-asian="12pt" style:font-size-complex="12pt"/>
    </style:style>
    <style:style style:name="T15" style:family="text">
      <style:text-properties fo:font-size="12pt" officeooo:rsid="003cf946" style:font-size-asian="12pt" style:font-size-complex="12pt"/>
    </style:style>
    <style:style style:name="T16" style:family="text">
      <style:text-properties fo:font-size="12pt" style:text-underline-style="none" officeooo:rsid="003773b9" style:font-size-asian="12pt" style:font-size-complex="12pt"/>
    </style:style>
    <style:style style:name="T17" style:family="text">
      <style:text-properties officeooo:rsid="0035e996"/>
    </style:style>
    <style:style style:name="T18" style:family="text">
      <style:text-properties officeooo:rsid="003cf946"/>
    </style:style>
    <style:style style:name="T19" style:family="text">
      <style:text-properties officeooo:rsid="003e9610"/>
    </style:style>
    <style:style style:name="T20" style:family="text">
      <style:text-properties officeooo:rsid="003773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awn Tractor Startup Procedures - 202<text:span text:style-name="T17">4</text:span></text:p>
      <text:p text:style-name="P9"/>
      <text:p text:style-name="P3">Pre-Work</text:p>
      <text:list xml:id="list126308734" text:style-name="L1">
        <text:list-item>
          <text:p text:style-name="P15">Build path</text:p>
        </text:list-item>
        <text:list-item>
          <text:p text:style-name="P15">Copy {file} to {input_path.txt} Example - $ cp -i /home/tractor/ros1_lawn_tractor_ws/project_notes/paths/collins_62_step2.txt.txt /home/tractor/ros1_lawn_tractor_ws/project_notes/paths/input_path.txt</text:p>
        </text:list-item>
      </text:list>
      <text:p text:style-name="P2"/>
      <text:p text:style-name="P2">At <text:span text:style-name="T17">Base Station</text:span></text:p>
      <text:list xml:id="list3700218882" text:style-name="WWNum2">
        <text:list-item>
          <text:p text:style-name="P19">Make sure it has power, the GPS is receiving satellite signals and the radio transmit light is blinking.</text:p>
          <text:p text:style-name="P41"/>
        </text:list-item>
      </text:list>
      <text:p text:style-name="P1">At the Radio Control Unit</text:p>
      <text:list xml:id="list220723646283017" text:continue-numbering="true" text:style-name="WWNum2">
        <text:list-item>
          <text:p text:style-name="P20">Turn the unit on <text:span text:style-name="T13">then turn on external power pack; Connect external power pack and e</text:span>nsure battery power is sufficient – <text:span text:style-name="T4">Unsafe at 1900</text:span></text:p>
        </text:list-item>
        <text:list-item>
          <text:p text:style-name="P22">Put the mode switch to the bottom (pause mode); Put the throttle at Neutral; Move the steering to straight.</text:p>
        </text:list-item>
      </text:list>
      <text:p text:style-name="P9"/>
      <text:p text:style-name="P9">At the tractor</text:p>
      <text:list xml:id="list220723259531864" text:continue-numbering="true" text:style-name="WWNum2">
        <text:list-item>
          <text:p text:style-name="P34">Check gasoline level</text:p>
        </text:list-item>
        <text:list-item>
          <text:p text:style-name="P26">Start laptop</text:p>
        </text:list-item>
        <text:list-item>
          <text:p text:style-name="P23">Disengage transmission - pull lever at back</text:p>
        </text:list-item>
        <text:list-item>
          <text:p text:style-name="P23"><text:span text:style-name="T9">Use BMS Software and c</text:span>heck battery power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4"><text:span text:style-name="T9">Note starting voltage ___________; </text:span>If the battery voltage &gt;<text:span text:style-name="T5">=</text:span> 1<text:span text:style-name="T9">3</text:span>.<text:span text:style-name="T5">2</text:span> volts you should be able to start the tractor</text:p>
                                </text:list-item>
                                <text:list-item>
                                  <text:p text:style-name="P44">Engage Charge and Discharge functions in the app</text:p>
                                </text:list-item>
                                <text:list-item>
                                  <text:p text:style-name="P45">Press RESET to monitor max discharge amp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">Make sure blade deck is UP</text:p>
        </text:list-item>
        <text:list-item>
          <text:p text:style-name="P33">Ensure wiring connections are complete <text:span text:style-name="T13">(</text:span>Steer potentiometer, Steer motor, Transmission<text:span text:style-name="T13">)</text:span></text:p>
        </text:list-item>
        <text:list-item>
          <text:p text:style-name="P35">Connect 12 volt supply to USB hub</text:p>
        </text:list-item>
        <text:list-item>
          <text:p text:style-name="P36">Make sure all other USB ports are on</text:p>
        </text:list-item>
        <text:list-item>
          <text:p text:style-name="P37"><text:span text:style-name="T6">Turn on master power – </text:span><text:span text:style-name="T7">GPS leds should light up</text:span></text:p>
        </text:list-item>
        <text:list-item>
          <text:p text:style-name="P39">Reset the left and right odom ports – <text:span text:style-name="T19">potentially able to delete step</text:span></text:p>
        </text:list-item>
        <text:list-item>
          <text:p text:style-name="P38"><text:span text:style-name="T8">Disconnect</text:span><text:span text:style-name="T6"> laptop </text:span><text:span text:style-name="T8">power and secure the cable away from tractor</text:span></text:p>
        </text:list-item>
        <text:list-item>
          <text:p text:style-name="P40">Clear everything away from the tractor</text:p>
        </text:list-item>
        <text:list-item>
          <text:p text:style-name="P31"><text:span text:style-name="T14">Move the RC control to manual </text:span><text:span text:style-name="T15">(middle)</text:span><text:span text:style-name="T14"> check steering and transmission control</text:span></text:p>
        </text:list-item>
        <text:list-item>
          <text:p text:style-name="P25">Put the RC control speed to neutral and steering to straight</text:p>
        </text:list-item>
        <text:list-item>
          <text:p text:style-name="P21"><text:span text:style-name="T3">D</text:span>isconnect the battery charger (i.e. shore power) <text:span text:style-name="T13">if it is connected</text:span></text:p>
          <text:p text:style-name="P43"/>
        </text:list-item>
      </text:list>
      <text:p text:style-name="P10"><text:soft-page-break/>Start Sequence</text:p>
      <text:list xml:id="list220722681075868" text:continue-numbering="true" text:style-name="WWNum2">
        <text:list-item>
          <text:p text:style-name="P27">Confirm pre-planning steps are complete (e.g. plan copied, IMU initial yaw set)</text:p>
        </text:list-item>
        <text:list-item>
          <text:p text:style-name="P32"><text:span text:style-name="T16">Launch GUI; </text:span><text:span text:style-name="T1">python3 </text:span><text:span text:style-name="T2">~</text:span><text:span text:style-name="T1">/ros1_lawn_tractor_ws/project_notes/code_for_testing/gui/gui_main_v1.py</text:span></text:p>
        </text:list-item>
        <text:list-item>
          <text:p text:style-name="P28">Press “Location 2” <text:span text:style-name="T19">once and w</text:span>atch for any <text:span text:style-name="T20">error messages </text:span><text:span text:style-name="T19">and wait for it to complete which is the rosbag record statement.</text:span></text:p>
        </text:list-item>
        <text:list-item>
          <text:p text:style-name="P29">Wait for RTK status to be <text:span text:style-name="T18">non-red and for Serial 1 and 2 to be green</text:span></text:p>
        </text:list-item>
        <text:list-item>
          <text:p text:style-name="P30">Confirm the IMU is working; $ rostopic echo /imu/data</text:p>
        </text:list-item>
        <text:list-item>
          <text:p text:style-name="P29">Start tractor engine</text:p>
        </text:list-item>
        <text:list-item>
          <text:p text:style-name="P30">Engage transmission</text:p>
        </text:list-item>
        <text:list-item>
          <text:p text:style-name="P30">Drive to starting position <text:span text:style-name="T19">and move the mode switch to ‘auto’.</text:span></text:p>
        </text:list-item>
      </text:list>
      <text:p text:style-name="P42"/>
      <text:p text:style-name="P11"><text:span text:style-name="T10">Lawn Tractor </text:span><text:span text:style-name="T11">Shutdown / Parking </text:span></text:p>
      <text:p text:style-name="P12"/>
      <text:p text:style-name="P12">At Tractor</text:p>
      <text:list xml:id="list3781449044" text:style-name="L2">
        <text:list-item>
          <text:p text:style-name="P47"><text:span text:style-name="T18">D</text:span>isengag<text:span text:style-name="T18">e</text:span> transmission</text:p>
        </text:list-item>
        <text:list-item>
          <text:p text:style-name="P46"><text:span text:style-name="T18">Open laptop, Press “</text:span>Stop”</text:p>
        </text:list-item>
        <text:list-item>
          <text:p text:style-name="P48">Use RC control or Red button to stop motor</text:p>
        </text:list-item>
        <text:list-item>
          <text:p text:style-name="P46">Turn off master power</text:p>
        </text:list-item>
        <text:list-item>
          <text:p text:style-name="P46">Connect laptop for charging <text:span text:style-name="T18">if leaving it on</text:span></text:p>
        </text:list-item>
        <text:list-item>
          <text:p text:style-name="P49">Disconnect 12 volt power from USB hub</text:p>
        </text:list-item>
        <text:list-item>
          <text:p text:style-name="P46">Turn off battery BMS <text:span text:style-name="T18">using BMS software</text:span></text:p>
        </text:list-item>
        <text:list-item>
          <text:p text:style-name="P49">Reconnect battery charger if needed</text:p>
        </text:list-item>
      </text:list>
      <text:p text:style-name="P7"/>
      <text:p text:style-name="P13">At Base Station</text:p>
      <text:list xml:id="list220723091321980" text:continue-numbering="true" text:style-name="L2">
        <text:list-item>
          <text:p text:style-name="P50">Disconnect Power</text:p>
        </text:list-item>
        <text:list-item>
          <text:p text:style-name="P50">Store battery</text:p>
        </text:list-item>
      </text:list>
      <text:p text:style-name="P7"/>
      <text:p text:style-name="P13"><text:span text:style-name="T17">F</text:span>or Radio Control</text:p>
      <text:list xml:id="list220721868755281" text:continue-numbering="true" text:style-name="L2">
        <text:list-item>
          <text:p text:style-name="P50">Disconnect Power</text:p>
        </text:list-item>
        <text:list-item>
          <text:p text:style-name="P50">Store unit in a safe place</text:p>
        </text:list-item>
      </text:list>
      <text:p text:style-name="P7"/>
      <text:p text:style-name="P4"/>
      <text:p text:style-name="P17"/>
      <text:p text:style-name="P17"/>
      <text:p text:style-name="P17"/>
      <text:p text:style-name="P17"/>
      <text:p text:style-name="P4"/>
      <text:p text:style-name="normal"><text:span text:style-name="T12">Note: For o</text:span><text:span text:style-name="T10">ld</text:span><text:span text:style-name="T12">er</text:span><text:span text:style-name="T10"> </text:span><text:span text:style-name="T12">version and comments</text:span><text:span text:style-name="T10"> </text:span><text:span text:style-name="T12">see 2023 version</text:span></text:p>
      <text:p text:style-name="P6"/>
      <text:p text:style-name="normal"><text:soft-page-break/></text:p>
      <text:p text:style-name="normal"/>
      <text:p text:style-name="P5">Field Testing Supplies</text:p>
      <text:list xml:id="list3882158684" text:style-name="L3">
        <text:list-item>
          <text:p text:style-name="P16">Deep woods off</text:p>
        </text:list-item>
        <text:list-item>
          <text:p text:style-name="P16">Wasp spray</text:p>
        </text:list-item>
        <text:list-item>
          <text:p text:style-name="P16">Dress for the outdoors (Coat if cold; Ball cap if sunny)</text:p>
        </text:list-item>
        <text:list-item>
          <text:p text:style-name="P16">Power supply</text:p>
        </text:list-item>
        <text:list-item>
          <text:p text:style-name="P16">Tools</text:p>
          <text:list>
            <text:list-item>
              <text:p text:style-name="P16">Plain and phillips screw driver</text:p>
            </text:list-item>
            <text:list-item>
              <text:p text:style-name="P16">Sockets to disconnect lithium battery</text:p>
            </text:list-item>
          </text:list>
        </text:list-item>
        <text:list-item>
          <text:p text:style-name="P16">Battery for RC controller</text:p>
        </text:list-item>
        <text:list-item>
          <text:p text:style-name="P16">12 Volt battery for base station</text:p>
        </text:list-item>
        <text:list-item>
          <text:p text:style-name="P18">Tools to take:</text:p>
          <text:list>
            <text:list-item>
              <text:p text:style-name="P55">Wire cutters</text:p>
            </text:list-item>
            <text:list-item>
              <text:p text:style-name="P53">Wire ties</text:p>
            </text:list-item>
            <text:list-item>
              <text:p text:style-name="P53">Wire with alligator clips</text:p>
            </text:list-item>
            <text:list-item>
              <text:p text:style-name="P53">Voltage meter</text:p>
            </text:list-item>
          </text:list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loext:graphic-properties draw:fill="none" draw:fill-color="#ffffff"/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normal" style:default-outline-level="" style:class="chapter">
      <loext:graphic-properties draw:fill="none" draw:fill-color="#ffffff"/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8pt" style:text-underline-style="none" style:font-name-asian="Noto Sans Symbols" style:font-family-asian="'Noto Sans Symbols'" style:font-family-generic-asian="system" style:font-pitch-asian="variable" style:font-size-asian="8pt" style:font-name-complex="Noto Sans Symbols" style:font-family-complex="'Noto Sans Symbols'" style:font-family-generic-complex="system" style:font-pitch-complex="variable" style:font-size-complex="8pt"/>
    </style:style>
    <style:style style:name="ListLabel_20_38" style:display-name="ListLabel 38" style:family="text">
      <style:text-properties fo:font-size="12pt" style:text-underline-style="none" fo:font-weight="normal" style:font-name-asian="Noto Sans Symbols" style:font-family-asian="'Noto Sans Symbols'" style:font-family-generic-asian="system" style:font-pitch-asian="variable" style:font-size-asian="12pt" style:font-weight-asian="normal" style:font-name-complex="Noto Sans Symbols" style:font-family-complex="'Noto Sans Symbols'" style:font-family-generic-complex="system" style:font-pitch-complex="variable" style:font-size-complex="12pt"/>
    </style:style>
    <style:style style:name="ListLabel_20_39" style:display-name="ListLabel 39" style:family="text">
      <style:text-properties fo:font-size="8pt" style:text-underline-style="none" style:font-name-asian="Noto Sans Symbols" style:font-family-asian="'Noto Sans Symbols'" style:font-family-generic-asian="system" style:font-pitch-asian="variable" style:font-size-asian="8pt" style:font-name-complex="Noto Sans Symbols" style:font-family-complex="'Noto Sans Symbols'" style:font-family-generic-complex="system" style:font-pitch-complex="variable" style:font-size-complex="8pt"/>
    </style:style>
    <style:style style:name="ListLabel_20_40" style:display-name="ListLabel 40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8pt" style:text-underline-style="none" style:font-name-asian="Noto Sans Symbols" style:font-family-asian="'Noto Sans Symbols'" style:font-family-generic-asian="system" style:font-pitch-asian="variable" style:font-size-asian="8pt" style:font-name-complex="Noto Sans Symbols" style:font-family-complex="'Noto Sans Symbols'" style:font-family-generic-complex="system" style:font-pitch-complex="variable" style:font-size-complex="8pt"/>
    </style:style>
    <style:style style:name="ListLabel_20_47" style:display-name="ListLabel 47" style:family="text">
      <style:text-properties fo:font-size="12pt" style:text-underline-style="none" fo:font-weight="normal" style:font-name-asian="Noto Sans Symbols" style:font-family-asian="'Noto Sans Symbols'" style:font-family-generic-asian="system" style:font-pitch-asian="variable" style:font-size-asian="12pt" style:font-weight-asian="normal" style:font-name-complex="Noto Sans Symbols" style:font-family-complex="'Noto Sans Symbols'" style:font-family-generic-complex="system" style:font-pitch-complex="variable" style:font-size-complex="12pt"/>
    </style:style>
    <style:style style:name="ListLabel_20_48" style:display-name="ListLabel 48" style:family="text">
      <style:text-properties fo:font-size="8pt" style:text-underline-style="none" style:font-name-asian="Noto Sans Symbols" style:font-family-asian="'Noto Sans Symbols'" style:font-family-generic-asian="system" style:font-pitch-asian="variable" style:font-size-asian="8pt" style:font-name-complex="Noto Sans Symbols" style:font-family-complex="'Noto Sans Symbols'" style:font-family-generic-complex="system" style:font-pitch-complex="variable" style:font-size-complex="8pt"/>
    </style:style>
    <style:style style:name="ListLabel_20_49" style:display-name="ListLabel 49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8-05T22:07:21.370352336</dc:date>
    <meta:editing-duration>PT8H23M55S</meta:editing-duration>
    <meta:editing-cycles>15</meta:editing-cycles>
    <meta:print-date>2024-07-03T14:17:39.263369425</meta:print-date>
    <meta:document-statistic meta:table-count="0" meta:image-count="0" meta:object-count="0" meta:page-count="3" meta:paragraph-count="71" meta:word-count="521" meta:character-count="2942" meta:non-whitespace-character-count="2544"/>
  </office:meta>
</office:document-meta>
</file>